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adugi" svg:font-family="Gadugi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17e7e2" officeooo:paragraph-rsid="0017e7e2"/>
    </style:style>
    <style:style style:name="P2" style:family="paragraph" style:parent-style-name="Standard">
      <style:paragraph-properties fo:text-align="start" style:justify-single-word="false"/>
      <style:text-properties fo:language="fr" fo:country="FR" style:text-underline-style="none" officeooo:rsid="0017e7e2" officeooo:paragraph-rsid="0017e7e2"/>
    </style:style>
    <style:style style:name="P3" style:family="paragraph" style:parent-style-name="Standard">
      <style:paragraph-properties fo:text-align="start" style:justify-single-word="false"/>
      <style:text-properties fo:color="#c9211e" fo:font-size="16pt" fo:language="fr" fo:country="FR" style:text-underline-style="solid" style:text-underline-width="auto" style:text-underline-color="font-color" officeooo:rsid="0017e7e2" officeooo:paragraph-rsid="0017e7e2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4 : Les anomalies de la méiose et leurs conséquences</text:p>
      <text:p text:style-name="P1"/>
      <text:p text:style-name="P2"><text:span text:style-name="T1">Constat </text:span>:</text:p>
      <text:p text:style-name="P2">Bien que notre espèce soit classiquement caractérisé par un caryotype de formule chromosomique 2n=46, certains individus présentent un nombre anormal de chromosomes, comme pour ceux atteint de trisomie 21</text:p>
      <text:p text:style-name="P2"/>
      <text:p text:style-name="P1">Pb <text:span text:style-name="T2">: On va chercher à comprendre comment peut se former un caryotype anormal de type 2n=47 (+21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adugi" svg:font-family="Gadugi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dugi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adugi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dugi" fo:font-family="Gadugi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Gadugi" fo:font-family="Gadugi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adugi" fo:font-family="Gadugi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dugi" fo:font-family="Gadugi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3T10:16:32.975000000</meta:creation-date>
    <dc:date>2022-09-23T10:22:22.462000000</dc:date>
    <meta:editing-duration>PT5M49S</meta:editing-duration>
    <meta:editing-cycles>1</meta:editing-cycles>
    <meta:document-statistic meta:table-count="0" meta:image-count="0" meta:object-count="0" meta:page-count="1" meta:paragraph-count="4" meta:word-count="59" meta:character-count="362" meta:non-whitespace-character-count="307"/>
    <meta:generator>LibreOffice/6.3.5.2$Windows_X86_64 LibreOffice_project/dd0751754f11728f69b42ee2af66670068624673</meta:generator>
  </office:meta>
</office:document-meta>
</file>